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5.008cm"/>
    </style:style>
    <style:style style:name="Tableau1.C" style:family="table-column">
      <style:table-column-properties style:column-width="4.517cm"/>
    </style:style>
    <style:style style:name="Tableau1.D" style:family="table-column">
      <style:table-column-properties style:column-width="4.97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95f2f" officeooo:paragraph-rsid="00095f2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5f2f" officeooo:paragraph-rsid="00095f2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5f2f" officeooo:paragraph-rsid="00095f2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5f2f" officeooo:paragraph-rsid="00095f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5f2f" officeooo:paragraph-rsid="00095f2f" style:font-size-asian="12.25pt" style:font-weight-asian="normal" style:font-size-complex="14pt" style:font-weight-complex="normal"/>
    </style:style>
    <style:style style:name="P6" style:family="paragraph" style:parent-style-name="Table_20_Contents">
      <style:text-properties officeooo:rsid="00095f2f" officeooo:paragraph-rsid="00095f2f"/>
    </style:style>
    <style:style style:name="P7" style:family="paragraph" style:parent-style-name="Table_20_Contents">
      <style:text-properties officeooo:paragraph-rsid="00095f2f"/>
    </style:style>
    <style:style style:name="P8" style:family="paragraph" style:parent-style-name="Table_20_Contents">
      <style:text-properties fo:font-weight="bold" officeooo:rsid="00095f2f" officeooo:paragraph-rsid="00095f2f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095f2f" officeooo:paragraph-rsid="00095f2f" style:font-size-asian="16pt" style:font-weight-asian="bold" style:font-size-complex="16pt" style:font-weight-complex="bold"/>
    </style:style>
    <style:style style:name="T1" style:family="text">
      <style:text-properties officeooo:rsid="00095f2f"/>
    </style:style>
    <style:style style:name="T2" style:family="text">
      <style:text-properties style:font-size-asian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ersonna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Information Client</text:p>
          </table:table-cell>
          <table:table-cell table:style-name="Tableau1.A1" office:value-type="string">
            <text:p text:style-name="P6">Patrick</text:p>
            <text:p text:style-name="P6"/>
            <text:p text:style-name="P6">55 ans</text:p>
            <text:p text:style-name="P6"/>
            <text:p text:style-name="P6">peu à l’aise avec les outils numériques (pas intuitif)</text:p>
            <text:p text:style-name="P6"/>
            <text:p text:style-name="P6">Habituer à remplir des bons de commande</text:p>
          </table:table-cell>
          <table:table-cell table:style-name="Tableau1.A1" office:value-type="string">
            <text:p text:style-name="P6">Hugo</text:p>
            <text:p text:style-name="P6"/>
            <text:p text:style-name="P6">35 ans</text:p>
            <text:p text:style-name="P6"/>
            <text:p text:style-name="P6">à l’aise avec les outils numériques(intuitif) </text:p>
            <text:p text:style-name="P6"/>
            <text:p text:style-name="P6">pas de formation / auto entrepreneur </text:p>
          </table:table-cell>
          <table:table-cell table:style-name="Tableau1.D1" office:value-type="string">
            <text:p text:style-name="P6">Clara<text:line-break/></text:p>
            <text:p text:style-name="P6">20 ans<text:line-break/></text:p>
            <text:p text:style-name="P6">à l’aise avec les outils numériques(intuitif)<text:line-break/></text:p>
            <text:p text:style-name="P6">n’a pas encore beaucoup fait de commande ( débute dans son métier)</text:p>
            <text:p text:style-name="P6"/>
            <text:p text:style-name="P6">former pour remplir ce genre de commande</text:p>
          </table:table-cell>
        </table:table-row>
        <table:table-row>
          <table:table-cell table:style-name="Tableau1.A2" office:value-type="string">
            <text:p text:style-name="P9">Nom entreprise<text:line-break/><text:line-break/>et <text:line-break/><text:line-break/>Besoin </text:p>
          </table:table-cell>
          <table:table-cell table:style-name="Tableau1.A2" office:value-type="string">
            <text:p text:style-name="P6">Amazon</text:p>
            <text:p text:style-name="P6"><text:line-break/>Commande de carton, ruban adhésif et papier de soie en grande. quantité </text:p>
            <text:p text:style-name="P6"><text:line-break/>campagne de com écologique</text:p>
          </table:table-cell>
          <table:table-cell table:style-name="Tableau1.A2" office:value-type="string">
            <text:p text:style-name="P6">Auto-entrepreneur créant son entreprise</text:p>
            <text:p text:style-name="P6"/>
            <text:p text:style-name="P6">commande en fonction des besoins de son ent qui sont actuellement incertains<text:line-break/><text:line-break/>entreprise éco responsable </text:p>
          </table:table-cell>
          <table:table-cell table:style-name="Tableau1.D2" office:value-type="string">
            <text:p text:style-name="P7">Intermarché<text:line-break/><text:line-break/>commande de papier craft en grande quantité </text:p>
            <text:p text:style-name="P7"/>
            <text:p text:style-name="P6">partenariat avec les entreprises de régions</text:p>
          </table:table-cell>
        </table:table-row>
        <table:table-row>
          <table:table-cell table:style-name="Tableau1.A2" office:value-type="string">
            <text:p text:style-name="P8">Comportement d’achat</text:p>
          </table:table-cell>
          <table:table-cell table:style-name="Tableau1.A2" office:value-type="string">
            <text:p text:style-name="Table_20_Contents">Utilise depuis longtemps ce style de commande par bon d’achat<text:line-break/><text:line-break/>à un budget bien définis<text:line-break/><text:line-break/><text:span text:style-name="T1">connaît les entreprises de sa régions et les prix</text:span></text:p>
          </table:table-cell>
          <table:table-cell table:style-name="Tableau1.A2" office:value-type="string">
            <text:p text:style-name="Table_20_Contents">Première commande pour son entreprise<text:line-break/><text:line-break/>pas de budget définis</text:p>
            <text:p text:style-name="Table_20_Contents"/>
            <text:p text:style-name="P6">recherche sur internet une entreprise d’emballage écologique</text:p>
          </table:table-cell>
          <table:table-cell table:style-name="Tableau1.D2" office:value-type="string">
            <text:p text:style-name="P7">Former à ce genre de commande<text:line-break/><text:line-break/>à une quantité définis</text:p>
            <text:p text:style-name="P7"><text:line-break/>partenariat avec anjou pack eco <text:span text:style-name="T1">donc mise en relation directe</text:span></text:p>
          </table:table-cell>
        </table:table-row>
        <table:table-row>
          <table:table-cell table:style-name="Tableau1.A2" office:value-type="string">
            <text:p text:style-name="P8">Challenges et Objectifs</text:p>
          </table:table-cell>
          <table:table-cell table:style-name="Tableau1.A2" office:value-type="string">
            <text:p text:style-name="Table_20_Contents">Une commande rapide, aussi bien à passer que à recevoir<text:line-break/><text:line-break/>ne pas avoir besoin d’aide pour toute la durée de l’achat </text:p>
          </table:table-cell>
          <table:table-cell table:style-name="Tableau1.A2" office:value-type="string">
            <text:p text:style-name="Table_20_Contents">pouvoir se faire conseiller/aidé lors de son achat </text:p>
            <text:p text:style-name="Table_20_Contents"/>
            <text:p text:style-name="P6">trouver une entreprise en corrélation avec ses valeurs</text:p>
            <text:p text:style-name="P6"/>
          </table:table-cell>
          <table:table-cell table:style-name="Tableau1.D2" office:value-type="string">
            <text:p text:style-name="Table_20_Contents">A besoin de pouvoir contacter l’entreprise ainsi que pouvoir revérifier l’organigramme </text:p>
          </table:table-cell>
        </table:table-row>
        <table:table-row>
          <table:table-cell table:style-name="Tableau1.A2" office:value-type="string">
            <text:p text:style-name="P8">Frein</text:p>
          </table:table-cell>
          <table:table-cell table:style-name="Tableau1.A2" office:value-type="string">
            <text:p text:style-name="P7">Un outil trop compliqué à utiliser</text:p>
            <text:p text:style-name="P7"><text:line-break/>des polices illisibles </text:p>
            <text:p text:style-name="P7"/>
            <text:p text:style-name="P6">Un site non-intuitif</text:p>
          </table:table-cell>
          <table:table-cell table:style-name="Tableau1.A2" office:value-type="string">
            <text:p text:style-name="P7">Des produits incertains une vitrine non-agréable</text:p>
            <text:p text:style-name="P7"/>
            <text:p text:style-name="P7"><text:span text:style-name="T1">aucune information sur les valeurs de l’entreprise</text:span> </text:p>
            <text:p text:style-name="P7"/>
            <text:p text:style-name="P6">pas de moyens de contacter l’entreprise</text:p>
          </table:table-cell>
          <table:table-cell table:style-name="Tableau1.D2" office:value-type="string">
            <text:p text:style-name="P7">Des contacts et un organigramme compliquer à trouver </text:p>
            <text:p text:style-name="P7"/>
            <text:p text:style-name="P6">pas de moyens de contacter l’entreprise</text:p>
          </table:table-cell>
        </table:table-row>
      </table:table>
      <text:p text:style-name="P1"><text:soft-page-break/>Scénario d’usage</text:p>
      <text:p text:style-name="P1"/>
      <text:p text:style-name="P2">Patrick</text:p>
      <text:p text:style-name="P2"/>
      <text:p text:style-name="P4">Ouvre le site, <text:s/>regarde les produits en première page, sélectionne contact et commande dans la barre du menu, remplis le bon de commande (2 défilement avec molette + un clic avant d’etre sur le formulaire )</text:p>
      <text:p text:style-name="P4"/>
      <text:p text:style-name="P2">Hugo</text:p>
      <text:p text:style-name="P2"/>
      <text:p text:style-name="P5">Ouvre le site, lis les informations sur les valeurs en première page, regarde les produits en première page, vas sur la page <text:span text:style-name="T2">contact et commande, puis contact l’entreprise par mail pour demander conseil. (1 défilement avec molette + 2 clic avant de contacter par mail )</text:span></text:p>
      <text:p text:style-name="P5"/>
      <text:p text:style-name="P3">Clara</text:p>
      <text:p text:style-name="P3"/>
      <text:p text:style-name="P5">Ouvre le site, regarde les produits en première page, clique sur Organigramme <text:s/><text:span text:style-name="T2">dans la barre du menu puis, lis l’organigramme, </text:span>vas sur la page <text:span text:style-name="T2">contact et commande, remplis le bon de commande (2 défilement avec molette + 2 clic avant d’être sur le formulaire 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0:58:14.136000000</meta:creation-date>
    <dc:date>2024-11-30T11:28:28.205000000</dc:date>
    <meta:editing-duration>PT30M14S</meta:editing-duration>
    <meta:editing-cycles>1</meta:editing-cycles>
    <meta:document-statistic meta:table-count="1" meta:image-count="0" meta:object-count="0" meta:page-count="2" meta:paragraph-count="50" meta:word-count="410" meta:character-count="2570" meta:non-whitespace-character-count="2179"/>
    <meta:generator>LibreOffice/7.5.1.2$Windows_X86_64 LibreOffice_project/fcbaee479e84c6cd81291587d2ee68cba099e129</meta:generator>
  </office:meta>
</office:document-meta>
</file>